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900000032B19756535E52F1E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5" style:family="paragraph" style:parent-style-name="Standard"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 fo:orphans="0" fo:widows="0"/>
    </style:style>
    <style:style style:name="P9" style:family="paragraph" style:parent-style-name="Standard" style:master-page-name="Standard">
      <style:paragraph-properties fo:margin-top="0in" fo:margin-bottom="0.0835in" loext:contextual-spacing="false" fo:line-height="100%" fo:text-align="justify" style:justify-single-word="false" style:page-number="1">
        <style:tab-stops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1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in" fo:margin-right="-0.1071in" fo:text-indent="0in" style:auto-text-indent="false"/>
    </style:style>
    <style:style style:name="P17" style:family="paragraph" style:parent-style-name="Standard">
      <style:paragraph-properties fo:margin-left="0in" fo:margin-right="-0.1071in" fo:text-indent="0in" style:auto-text-indent="false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text-align="end" style:justify-single-word="false" fo:padding="0in" fo:border="none"/>
    </style:style>
    <style:style style:name="P19" style:family="paragraph" style:parent-style-name="Heading_20_3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lumne (nom i cognoms):</text:span></text:p>
      <text:p text:style-name="P19"><text:bookmark text:name="_heading=h.gjdgxs"/>Activitat 4. Sistemes de seguretat física</text:p>
      <text:p text:style-name="P1"/>
      <text:p text:style-name="P3"><text:span text:style-name="T2">Objectius</text:span></text:p>
      <text:p text:style-name="P1"/>
      <text:p text:style-name="P3"><text:span text:style-name="T3">Demostrar la importància de la seguretat física i protegir l’accés físic a un Centre de Processament de Dades (CPD) o Data Center.</text:span></text:p>
      <text:p text:style-name="P1"/>
      <text:p text:style-name="P4"><text:span text:style-name="T2">Centre de Processament de Dades (CPD)</text:span></text:p>
      <text:p text:style-name="P2"/>
      <text:p text:style-name="P4"><text:span text:style-name="T3">És una instal·lació que es fa servir per allotjar sistemes informàtics i els components associats, com són les telecomunicacions i sistemes d'emmagatzematge i on es concentren els recursos necessaris per al processament de la informació d'una organització.</text:span></text:p>
      <text:p text:style-name="P2"/>
      <text:p text:style-name="P3"><text:span text:style-name="T2">Activitat</text:span></text:p>
      <text:p text:style-name="P1"/>
      <text:p text:style-name="P3"><text:span text:style-name="T3">Observeu atentament els següents vídeos d’un dels CPD de Google.</text:span></text:p>
      <text:p text:style-name="P4"><text:span text:style-name="T3"><text:tab/></text:span></text:p>
      <text:p text:style-name="P10"><text:span text:style-name="T3">Vídeo 1: </text:span><text:a xlink:type="simple" xlink:href="https://www.youtube.com/watch?v=O-2Mv_TTQYI" text:style-name="ListLabel_20_10" text:visited-style-name="ListLabel_20_10"><text:span text:style-name="T4">https://www.youtube.com/watch?v=O-2Mv_TTQYI</text:span></text:a></text:p>
      <text:p text:style-name="P10"><text:a xlink:type="simple" xlink:href="https://www.youtube.com/watch?v=O-2Mv_TTQYI" text:style-name="ListLabel_20_10" text:visited-style-name="ListLabel_20_10"><text:span text:style-name="T3"/></text:a></text:p>
      <text:p text:style-name="P10"><text:span text:style-name="T3">Vídeo 2: </text:span><text:a xlink:type="simple" xlink:href="https://www.youtube.com/watch?v=cLory3qLoY8" text:style-name="ListLabel_20_10" text:visited-style-name="ListLabel_20_10"><text:span text:style-name="T4">https://www.youtube.com/watch?v=cLory3qLoY8</text:span></text:a></text:p>
      <text:p text:style-name="P4"><text:a xlink:type="simple" xlink:href="https://www.youtube.com/watch?v=TQoKFovvigI" text:style-name="ListLabel_20_11" text:visited-style-name="ListLabel_20_11"><text:span text:style-name="T3"/></text:a></text:p>
      <text:p text:style-name="P4"><text:span text:style-name="T2">Preguntes</text:span></text:p>
      <text:p text:style-name="P2"/>
      <text:p text:style-name="P3"><text:span text:style-name="T3">Responeu amb les vostres paraules.</text:span></text:p>
      <text:p text:style-name="P2"/>
      <text:p text:style-name="P4"><text:span text:style-name="T3">1. Feu una llista dels sistemes de seguretat física detectats a cada vídeo.</text:span></text:p>
      <text:p text:style-name="P2"/>
      <text:p text:style-name="P4"><text:span text:style-name="T3">2. Classifiqueu els mecanismes detectats a cada vídeo en cada un dels grups.</text:span></text:p>
      <text:p text:style-name="P2"/>
      <text:list xml:id="list3647949904" text:style-name="WWNum1">
        <text:list-item>
          <text:p text:style-name="P11"><text:span text:style-name="T3">Accés físic (en cas que sigui algun mètode d’autenticació d’usuaris, cal definir de quin tipus són: 1, 2 o 3).</text:span></text:p>
        </text:list-item>
        <text:list-item>
          <text:p text:style-name="P11"><text:span text:style-name="T3">Accés físic amb sistemes biomètrics.</text:span></text:p>
        </text:list-item>
        <text:list-item>
          <text:p text:style-name="P11"><text:span text:style-name="T3">Protecció enfront desastres naturals.</text:span></text:p>
        </text:list-item>
        <text:list-item>
          <text:p text:style-name="P11"><text:span text:style-name="T3">Protecció antifoc.</text:span></text:p>
        </text:list-item>
        <text:list-item>
          <text:p text:style-name="P11"><text:span text:style-name="T3">Protecció de l’equipament: temperatura, humitat, pols, etc.</text:span></text:p>
        </text:list-item>
        <text:list-item>
          <text:p text:style-name="P11"><text:span text:style-name="T3">Protecció de la xarxa elèctrica i estabilitat de la xarxa elèctrica.</text:span></text:p>
        </text:list-item>
      </text:list>
      <text:p text:style-name="P12"/>
      <text:p text:style-name="P13"><text:span text:style-name="T3">Feu una volta per un Data Center de Google.</text:span></text:p>
      <text:p text:style-name="P12"/>
      <text:p text:style-name="P14"><text:a xlink:type="simple" xlink:href="https://www.google.com/maps/place/Google+Data+Center/@35.8986215,-81.5484468,3a,75y,119.83h,86.28t/data=!3m6!1e1!3m4!1sQJRzrgIKmN4uPQg7lmOGww!2e0!7i13312!8i6656!4m5!3m4!1s0x8850df17d6f76a71:0xfba7adab89e57b03!8m2!3d35.8930091!4d-81.5460586?hl=en" text:style-name="ListLabel_20_10" text:visited-style-name="ListLabel_20_10"><text:span text:style-name="T4">https://www.google.com/maps/place/Google+Data+Center/@35.8986215,-81.5484468,3a,75y,119.83h,86.28t/data=!3m6!1e1!3m4!1sQJRzrgIKmN4uPQg7lmOGww!2e0!7i13312!8i6656!4m5!3m4!1s0x8850df17d6f76a71:0xfba7adab89e57b03!8m2!3d35.8930091!4d-81.5460586?hl=en</text:span></text:a></text:p>
      <text:p text:style-name="P15"/>
      <text:p text:style-name="P14"><text:a xlink:type="simple" xlink:href="https://www.youtube.com/watch?v=XZmGGAbHqa0" text:style-name="ListLabel_20_10" text:visited-style-name="ListLabel_20_10"><text:span text:style-name="T4">https://www.youtube.com/watch?v=XZmGGAbHqa0</text:span></text:a></text:p>
      <text:p text:style-name="P15"/>
      <text:p text:style-name="P4"><text:span text:style-name="T3">3. Feu una llista dels sistemes de seguretat física detecta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945in" fo:margin-bottom="0.0555in" loext:contextual-spacing="false" fo:line-height="100%" fo:keep-together="always" fo:text-indent="-0.25in" style:auto-text-indent="false" fo:break-before="auto" fo:break-after="auto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ListLabel_20_12" style:display-name="ListLabel 12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0833in" fo:margin-left="0in" fo:margin-top="0in" fo:margin-bottom="0in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4.9472in"/>
    </style:style>
    <style:style style:name="Table1.1" style:family="table-row">
      <style:table-row-properties style:min-row-height="0.9479in" fo:keep-together="auto"/>
    </style:style>
    <style:style style:name="Table1.A1" style:family="table-cell">
      <style:table-cell-properties fo:padding="0.0694in" fo:border="none"/>
    </style:style>
    <style:style style:name="Table1.B1" style:family="table-cell">
      <style:table-cell-properties style:vertical-align="" fo:padding="0.0694in" fo:border="none"/>
    </style:style>
    <style:style style:name="MP1" style:family="paragraph" style:parent-style-name="Standard"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in" fo:margin-right="-0.1071in" fo:text-indent="0in" style:auto-text-indent="false"/>
    </style:style>
    <style:style style:name="MP3" style:family="paragraph" style:parent-style-name="Standard">
      <style:paragraph-properties fo:margin-left="0in" fo:margin-right="-0.1071in" fo:text-indent="0in" style:auto-text-indent="false"/>
      <style:text-properties fo:font-size="8pt" fo:font-weight="bold" style:font-size-asian="8pt" style:font-weight-asian="bold" style:font-size-complex="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P6" style:family="paragraph" style:parent-style-name="Standard">
      <style:paragraph-properties fo:text-align="end" style:justify-single-word="false" fo:orphans="0" fo:widows="0"/>
    </style:style>
    <style:style style:name="MP7" style:family="paragraph">
      <loext:graphic-properties draw:fill="solid" draw:fill-color="#a0a0a0"/>
      <style:paragraph-properties fo:text-align="center"/>
    </style:style>
    <style:style style:name="MP8" style:family="paragraph" style:parent-style-name="Standard">
      <style:paragraph-properties fo:text-align="end" style:justify-single-word="false" fo:padding="0in" fo:border="none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5902in" fo:margin-right="0.5902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1.jpg" text:anchor-type="as-char" svg:width="1.9898in" svg:height="0.4583in" draw:z-index="0"><draw:image xlink:href="Pictures/10000000000000D900000032B19756535E52F1E4.jpg" xlink:type="simple" xlink:show="embed" xlink:actuate="onLoad" loext:mime-type="image/jpeg"/></draw:frame></text:p>
              <text:p text:style-name="MP3"/>
              <text:p text:style-name="MP4"><text:a xlink:type="simple" xlink:href="http://www.ies-provensana.com/intraweb/index.php" text:style-name="ListLabel_20_12" text:visited-style-name="ListLabel_20_12"><text:span text:style-name="MT1">Institut PROVENÇANA</text:span></text:a></text:p>
            </table:table-cell>
            <table:table-cell table:style-name="Table1.B1" office:value-type="string">
              <text:p text:style-name="MP5"/>
              <text:p text:style-name="MP6"><text:span text:style-name="MT2">CFGM - Sistemes Microinformàtics i Xarxes</text:span></text:p>
              <text:p text:style-name="MP6"><text:span text:style-name="MT2">M6 - Seguretat informàtica</text:span></text:p>
              <text:p text:style-name="MP6"><text:span text:style-name="MT2">UF1 - Seguretat passiva </text:span></text:p>
              <text:p text:style-name="MP6"><text:span text:style-name="MT2">Curs - 2021/2022</text:span></text:p>
            </table:table-cell>
          </table:table-row>
        </table:table>
        <text:p text:style-name="Standard"><draw:rect text:anchor-type="as-char" style:rel-width="100%" draw:z-index="0" draw:style-name="Mgr1" draw:text-style-name="MP7" svg:width="0.0012in" svg:height="0.0213in"><text:p/></draw:rect></text:p>
      </style:header>
      <style:footer>
        <text:p text:style-name="MP8"><text:span text:style-name="MT3">Pàgina </text:span><text:page-number text:select-page="current">1</text:page-number><text:span text:style-name="MT3"><text:s/>de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33" meta:word-count="224" meta:character-count="1740" meta:non-whitespace-character-count="1550"/>
    <meta:generator>LibreOfficeDev/6.0.5.2$Linux_X86_64 LibreOffice_project/</meta:generator>
  </office:meta>
</office:document-meta>
</file>